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2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 table:number-rows-repeated="1048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.00.0000</text:date>, <text:time style:data-style-name="N2" text:time-value="01:03:45.7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6T01:04:55.165000000</dc:date>
    <meta:editing-duration>P10DT15H51M35S</meta:editing-duration>
    <meta:editing-cycles>4670</meta:editing-cycles>
    <meta:document-statistic meta:table-count="6" meta:cell-count="12842" meta:object-count="0"/>
    <meta:user-defined meta:name="qrichtext">1</meta:user-defined>
  </office:meta>
</office:document-meta>
</file>